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fo:font-size="14pt" officeooo:rsid="000d2851" officeooo:paragraph-rsid="000d2851" style:font-size-asian="12.25pt" style:font-size-complex="14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14pt" officeooo:paragraph-rsid="000d2851" style:font-size-asian="14pt" style:font-size-complex="14pt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font-size="14pt" officeooo:paragraph-rsid="000dee10" style:font-size-asian="14pt" style:font-size-complex="14pt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size="14pt" style:font-size-asian="14pt" style:font-size-complex="14pt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size="14pt" officeooo:rsid="000d2851" officeooo:paragraph-rsid="000d2851" style:font-size-asian="14pt" style:font-size-complex="14pt"/>
    </style:style>
    <style:style style:name="P6" style:family="paragraph" style:parent-style-name="Standard">
      <style:paragraph-properties fo:margin-left="0cm" fo:margin-right="0cm" fo:text-indent="0cm" style:auto-text-indent="false"/>
      <style:text-properties officeooo:paragraph-rsid="000dee10"/>
    </style:style>
    <style:style style:name="T1" style:family="text">
      <style:text-properties officeooo:rsid="000d2851"/>
    </style:style>
    <style:style style:name="T2" style:family="text">
      <style:text-properties fo:font-size="14pt" officeooo:rsid="000d2851" style:font-size-asian="12.25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officeooo:rsid="000dee10"/>
    </style:style>
    <style:style style:name="T5" style:family="text">
      <style:text-properties officeooo:rsid="000e3702"/>
    </style:style>
    <style:style style:name="T6" style:family="text">
      <style:text-properties fo:font-size="9pt"/>
    </style:style>
    <style:style style:name="T7" style:family="text">
      <style:text-properties fo:font-size="9pt" officeooo:rsid="000e3702"/>
    </style:style>
    <style:style style:name="T8" style:family="text">
      <style:text-properties fo:font-weight="bold" officeooo:rsid="000d2851" style:font-size-asian="12.25pt" style:font-weight-asian="bold" style:font-size-complex="14pt" style:font-weight-complex="bold"/>
    </style:style>
    <style:style style:name="T9" style:family="text">
      <style:text-properties fo:font-weight="bold" officeooo:rsid="000e3702" style:font-size-asian="12.25pt" style:font-weight-asian="bold" style:font-size-complex="14pt" style:font-weight-complex="bold"/>
    </style:style>
    <style:style style:name="T10" style:family="text">
      <style:text-properties fo:font-weight="bold" officeooo:rsid="000dee10" style:font-size-asian="14pt" style:font-weight-asian="bold" style:font-size-complex="14pt" style:font-weight-complex="bold"/>
    </style:style>
    <style:style style:name="T11" style:family="text">
      <style:text-properties fo:font-weight="bold" officeooo:rsid="000e3702" style:font-size-asian="14pt" style:font-weight-asian="bold" style:font-size-complex="14pt" style:font-weight-complex="bold"/>
    </style:style>
    <style:style style:name="T12" style:family="text">
      <style:text-properties fo:font-weight="bold" officeooo:rsid="000d2851" style:font-weight-asian="bold" style:font-weight-complex="bold"/>
    </style:style>
    <style:style style:name="T13" style:family="text">
      <style:text-properties fo:font-weight="bold" officeooo:rsid="000e3702" style:font-weight-asian="bold" style:font-weight-complex="bold"/>
    </style:style>
    <style:style style:name="T14" style:family="text">
      <style:text-properties fo:font-weight="bold" officeooo:rsid="000dee10" style:font-weight-asian="bold" style:font-weight-complex="bold"/>
    </style:style>
    <style:style style:name="T15" style:family="text">
      <style:text-properties style:font-size-asian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2"><text:span text:style-name="T12">radha.gbb.local </text:span><text:span text:style-name="T13">(</text:span>Microsoft Windows 10 Pro 10.0.19045.6332<text:span text:style-name="T5">)</text:span></text:p>
      <text:p text:style-name="P5"/>
      <text:p text:style-name="P5">File : HKEY_LOCAL_MACHINE\Software\Microsoft\Windows NT\CurrentVersion\Winlogon</text:p>
      <text:p text:style-name="P5"/>
      <text:p text:style-name="P1"><text:a xlink:type="simple" xlink:href="https://www.virustotal.com/gui/file/cdb4ee2aea69cc6a83331bbe96dc2caa9a299d21329efb0336fc02a82e1839a8/detection/f-cdb4ee2aea69cc6a83331bbe96dc2caa9a299d21329efb0336fc02a82e1839a8-1757991689" text:style-name="Internet_20_link" text:visited-style-name="Visited_20_Internet_20_Link"><text:span text:style-name="T15">https://www.virustotal.com/gui/file/cdb4ee2aea69cc6a83331bbe96dc2caa9a299d21329efb0336fc02a82e1839a8/detection/f-cdb4ee2aea69cc6a83331bbe96dc2caa9a299d21329efb0336fc02a82e1839a8-1757991689</text:span></text:a></text:p>
      <text:p text:style-name="P5"/>
      <text:p text:style-name="P1"><text:a xlink:type="simple" xlink:href="https://www.virustotal.com/gui/file/6b86b273ff34fce19d6b804eff5a3f5747ada4eaa22f1d49c01e52ddb7875b4b/detection/f-6b86b273ff34fce19d6b804eff5a3f5747ada4eaa22f1d49c01e52ddb7875b4b-1757895358" text:style-name="Internet_20_link" text:visited-style-name="Visited_20_Internet_20_Link"><text:span text:style-name="T15">https://www.virustotal.com/gui/file/6b86b273ff34fce19d6b804eff5a3f5747ada4eaa22f1d49c01e52ddb7875b4b/detection/f-6b86b273ff34fce19d6b804eff5a3f5747ada4eaa22f1d49c01e52ddb7875b4b-1757895358</text:span></text:a></text:p>
      <text:p text:style-name="P5"/>
      <text:p text:style-name="P2"><text:span text:style-name="T12">finance.gbb.local </text:span><text:span text:style-name="T13">(</text:span>Microsoft Windows 11 Pro 10.0.26100.4946<text:span text:style-name="T5">)</text:span></text:p>
      <text:p text:style-name="P5"/>
      <text:p text:style-name="P2"><text:span text:style-name="T1">File : </text:span>HKEY_LOCAL_MACHINE\System\CurrentControlSet\Services\UnistoreSvc_be9d711</text:p>
      <text:p text:style-name="P2"/>
      <text:p text:style-name="P2"><text:a xlink:type="simple" xlink:href="https://www.virustotal.com/gui/file/50a9b9163ebb829080aecf9a7a5990715de9fd63d48e3ea3734f6bd77aa3df07/detection/f-50a9b9163ebb829080aecf9a7a5990715de9fd63d48e3ea3734f6bd77aa3df07-1757997720" text:style-name="Internet_20_link" text:visited-style-name="Visited_20_Internet_20_Link">https://www.virustotal.com/gui/file/50a9b9163ebb829080aecf9a7a5990715de9fd63d48e3ea3734f6bd77aa3df07/detection/f-50a9b9163ebb829080aecf9a7a5990715de9fd63d48e3ea3734f6bd77aa3df07-1757997720</text:a></text:p>
      <text:p text:style-name="P2"/>
      <text:p text:style-name="P3"><text:span text:style-name="T14">mythri.gbb.local and aslam.gbb.local </text:span><text:span text:style-name="T13">(</text:span>Microsoft Windows 11 Pro 10.0.26100.6584<text:span text:style-name="T5">)</text:span></text:p>
      <text:p text:style-name="P2"/>
      <text:p text:style-name="P3"><text:span text:style-name="T4">File : </text:span>HKEY_LOCAL_MACHINE\System\CurrentControlSet\Services\CloudBackupRestoreSvc_501a894</text:p>
      <text:p text:style-name="P3"/>
      <text:p text:style-name="P6"><text:a xlink:type="simple" xlink:href="https://www.virustotal.com/gui/file/50a9b9163ebb829080aecf9a7a5990715de9fd63d48e3ea3734f6bd77aa3df07/detection/f-50a9b9163ebb829080aecf9a7a5990715de9fd63d48e3ea3734f6bd77aa3df07-1757997720" text:style-name="Internet_20_link" text:visited-style-name="Visited_20_Internet_20_Link"><text:span text:style-name="T3">https://www.virustotal.com/gui/file/50a9b9163ebb829080aecf9a7a5990715de9fd63d48e3ea3734f6bd77aa3df07/detection/f-50a9b9163ebb829080aecf9a7a5990715de9fd63d48e3ea3734f6bd77aa3df07-1757997720</text:span></text:a></text:p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6T10:44:45.461430903</meta:creation-date>
    <dc:date>2025-09-16T11:35:44.554856390</dc:date>
    <meta:editing-duration>PT14M47S</meta:editing-duration>
    <meta:editing-cycles>1</meta:editing-cycles>
    <meta:document-statistic meta:table-count="0" meta:image-count="0" meta:object-count="0" meta:page-count="1" meta:paragraph-count="10" meta:word-count="34" meta:character-count="1196" meta:non-whitespace-character-count="1172"/>
    <meta:generator>LibreOffice/24.2.7.2$Linux_X86_64 LibreOffice_project/420$Build-2</meta:generator>
  </office:meta>
</office:document-meta>
</file>